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line-height="115%" fo:text-indent="-0.25in" style:auto-text-indent="false"/>
      <style:text-properties fo:font-size="14pt"/>
    </style:style>
    <style:style style:name="P2" style:family="paragraph" style:parent-style-name="Text_20_body">
      <style:paragraph-properties fo:margin-left="0in" fo:margin-right="0in" fo:line-height="115%" fo:text-indent="-0.25in" style:auto-text-indent="false"/>
      <style:text-properties fo:font-size="14pt"/>
    </style:style>
    <style:style style:name="T1" style:family="text">
      <style:text-properties officeooo:rsid="001485f1"/>
    </style:style>
    <style:style style:name="T2" style:family="text">
      <style:text-properties officeooo:rsid="00151d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 the graph ADT using the adjacency list structure. </text:p>
      <text:p text:style-name="P1">Implement the graph ADT using the adjacency matrix structure. in<text:span text:style-name="T1">p</text:span><text:span text:style-name="T2">u</text:span>t and output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Guarco</meta:initial-creator>
    <meta:creation-date>2020-12-05T18:22:15.233057088</meta:creation-date>
    <meta:generator>LibreOffice/7.0.4.2$Linux_X86_64 LibreOffice_project/00$Build-2</meta:generator>
    <dc:date>2020-12-12T14:39:12.714385615</dc:date>
    <dc:creator>Kyle Guarco</dc:creator>
    <meta:editing-duration>PT50S</meta:editing-duration>
    <meta:editing-cycles>5</meta:editing-cycles>
    <meta:document-statistic meta:table-count="0" meta:image-count="0" meta:object-count="0" meta:page-count="1" meta:paragraph-count="2" meta:word-count="21" meta:character-count="140" meta:non-whitespace-character-count="119"/>
  </office:meta>
</office:document-meta>
</file>